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>
        <style:tab-stops>
          <style:tab-stop style:position="3.5in" style:type="center"/>
        </style:tab-stops>
      </style:paragraph-properties>
      <style:text-properties fo:font-size="24pt" style:font-size-asian="24pt" style:font-size-complex="24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3.5in"/>
        </style:tab-stops>
      </style:paragraph-properties>
      <style:text-properties fo:font-size="24pt" style:font-size-asian="24pt" style:font-size-complex="24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3.5in"/>
        </style:tab-stops>
      </style:paragraph-properties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Your Name:<text:tab/><text:tab/><text:tab/><text:tab/>Your Name:</text:span></text:p>
      <text:p text:style-name="P2"/>
      <text:p text:style-name="P2"/>
      <text:p text:style-name="P4"><text:span text:style-name="T1">One interesting fact <text:tab/>One interesting fact </text:span></text:p>
      <text:p text:style-name="P4"><text:span text:style-name="T1">about yourself:<text:tab/>about yourself:</text:span></text:p>
      <text:p text:style-name="P3"/>
      <text:p text:style-name="P4"><text:span text:style-name="T1">evince </text:span></text:p>
      <text:p text:style-name="P3"/>
      <text:p text:style-name="P3"/>
      <text:p text:style-name="P3"/>
      <text:p text:style-name="P1"><text:span text:style-name="T1">Your Name:<text:tab/><text:tab/><text:tab/><text:tab/>Your Name:</text:span></text:p>
      <text:p text:style-name="P2"/>
      <text:p text:style-name="P2"/>
      <text:p text:style-name="P4"><text:span text:style-name="T1">One interesting fact <text:tab/>One interesting fact </text:span></text:p>
      <text:p text:style-name="P4"><text:span text:style-name="T1">about yourself:<text:tab/>about yourself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29" meta:character-count="203" meta:non-whitespace-character-count="170"/>
    <meta:generator>LibreOfficeDev/5.1.0.3$Linux_X86_64 LibreOffice_project/</meta:generator>
  </office:meta>
</office:document-meta>
</file>